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style:font-size-asian="16pt" style:font-size-complex="16pt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No_20_Spacing">
      <style:text-properties style:text-underline-style="solid" style:text-underline-width="auto" style:text-underline-color="font-color"/>
    </style:style>
    <style:style style:name="P5" style:family="paragraph" style:parent-style-name="No_20_Spacing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 style:master-page-name="Standard">
      <style:paragraph-properties style:page-number="auto"/>
      <style:text-properties fo:font-size="16pt" style:text-underline-style="solid" style:text-underline-width="auto" style:text-underline-color="font-color" style:font-size-asian="16pt" style:font-size-complex="16pt"/>
    </style:style>
    <style:style style:name="P7" style:family="paragraph" style:parent-style-name="List_20_Paragraph" style:list-style-name="WWNum1"/>
    <style:style style:name="P8" style:family="paragraph" style:parent-style-name="List_20_Paragraph" style:list-style-name="WWNum4"/>
    <style:style style:name="P9" style:family="paragraph" style:parent-style-name="List_20_Paragraph">
      <style:paragraph-properties fo:margin-left="0cm" fo:margin-right="0cm" fo:text-indent="0cm" style:auto-text-indent="false"/>
    </style:style>
    <style:style style:name="P10" style:family="paragraph" style:parent-style-name="List_20_Paragraph" style:list-style-name="L1">
      <style:paragraph-properties fo:margin-left="0cm" fo:margin-right="0cm" fo:text-indent="0cm" style:auto-text-indent="false"/>
    </style:style>
    <style:style style:name="P11" style:family="paragraph" style:parent-style-name="No_20_Spacing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H&amp;D Assessment-Process</text:p>
      <text:p text:style-name="P1"><text:bookmark text:name="Bookmark"/></text:p>
      <text:p text:style-name="P2">Sitzungsprotokoll vom 08.11.2019 <text:tab/><text:tab/><text:tab/><text:tab/><text:tab/></text:p>
      <text:p text:style-name="Standard"/>
      <text:p text:style-name="Standard"><text:span text:style-name="T1">Teilnehmer:</text:span> Elina Huck, Sören Benjes, Tom Weitze, </text:p>
      <text:p text:style-name="Standard"><text:tab/> <text:s text:c="8"/>Ron Kagelmann (krankheitsbedingt nicht anwesend)</text:p>
      <text:p text:style-name="Standard"><text:span text:style-name="T1">Scrum-Master:</text:span><text:span text:style-name="T3"> </text:span><text:span text:style-name="T2">Elina Huck</text:span></text:p>
      <text:p text:style-name="Standard"><text:span text:style-name="T1">Ansprechpartner:</text:span> Lena Hoffmann, Markus <text:s/>Sydekum<text:tab/></text:p>
      <text:p text:style-name="Standard"/>
      <text:p text:style-name="P3">Themen:</text:p>
      <text:list xml:id="list4066624801902707768" text:style-name="WWNum1">
        <text:list-item>
          <text:p text:style-name="P7">Jira-Projekt überarbeiten/erstellen, da <text:s/>es Probleme bei dem Zugriff gab</text:p>
        </text:list-item>
        <text:list-item>
          <text:p text:style-name="P7">Besprechung der letzten Aufgaben </text:p>
        </text:list-item>
        <text:list-item>
          <text:p text:style-name="P7">Zusammenführen der einzelnen HTML-Seiten/PHP-Dateien</text:p>
        </text:list-item>
        <text:list-item>
          <text:p text:style-name="P7">Auswertungssystem für Fragebogen erstellen</text:p>
        </text:list-item>
        <text:list-item>
          <text:p text:style-name="P7">Teammitglieder bringen sich auf neusten Stand</text:p>
        </text:list-item>
        <text:list-item>
          <text:p text:style-name="P7">Aufgabenverteilung:</text:p>
          <text:list>
            <text:list-item>
              <text:p text:style-name="P7">Sören: Design der zusammengefügten Dateien vereinheitlichen</text:p>
            </text:list-item>
            <text:list-item>
              <text:p text:style-name="P7">Ron: Fragebogen überarbeiten/umformulieren</text:p>
            </text:list-item>
            <text:list-item>
              <text:p text:style-name="P7">Elina: Zwischenpräsentation erstellen</text:p>
            </text:list-item>
            <text:list-item>
              <text:p text:style-name="P7">Tom: <text:s/>PHP-Werte zwischen einzelnen Seiten übertragen</text:p>
            </text:list-item>
          </text:list>
        </text:list-item>
      </text:list>
      <text:p text:style-name="No_20_Spacing"/>
      <text:p text:style-name="No_20_Spacing"/>
      <text:p text:style-name="P4"/>
      <text:p text:style-name="P5">Ziele:</text:p>
      <text:list xml:id="list5129006731426198718" text:style-name="L1">
        <text:list-header>
          <text:p text:style-name="P10"/>
        </text:list-header>
      </text:list>
      <text:list xml:id="list939667731830049386" text:style-name="WWNum4">
        <text:list-item>
          <text:p text:style-name="P8">Zwischenpräsentation für nächstes Treffen </text:p>
        </text:list-item>
        <text:list-item>
          <text:p text:style-name="P8">Einheitlich aussehendes Programm </text:p>
        </text:list-item>
        <text:list-item>
          <text:p text:style-name="P8">bis auf Auswertung und versenden einer E-Mail, fertige Web-Anwendung</text:p>
        </text:list-item>
      </text:list>
      <text:p text:style-name="P9"/>
      <text:list xml:id="list31707625" text:continue-numbering="true" text:style-name="WWNum4">
        <text:list-header>
          <text:p text:style-name="P8"/>
        </text:list-header>
      </text:list>
      <text:p text:style-name="Standard"/>
      <text:p text:style-name="P5">Nächstes Treffen: 15.11.2019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de" fo:country="DE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alibri2"/>
    </style:style>
    <style:style style:name="ListLabel_20_2" style:display-name="ListLabel 2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22cm"/>
        </style:list-level-properties>
        <style:text-properties style:font-name="Courier New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92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2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0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2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12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22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92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2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0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2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12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m</meta:initial-creator>
    <meta:editing-cycles>5</meta:editing-cycles>
    <meta:creation-date>2019-10-11T08:17:00</meta:creation-date>
    <dc:date>2019-11-08T11:48:44.59</dc:date>
    <meta:editing-duration>PT2H59M54S</meta:editing-duration>
    <meta:generator>OpenOffice/4.1.7$Win32 OpenOffice.org_project/417m1$Build-9800</meta:generator>
    <meta:document-statistic meta:table-count="0" meta:image-count="0" meta:object-count="0" meta:page-count="1" meta:paragraph-count="22" meta:word-count="105" meta:character-count="89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